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T1" style:family="text">
      <style:text-properties fo:color="#0000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list xml:id="list1923531039745168876" text:style-name="L1">
        <text:list-item>
          <text:p text:style-name="P2">pas de base</text:p>
          <text:list>
            <text:list-item>
              <text:p text:style-name="P4">décomposition des temps</text:p>
            </text:list-item>
            <text:list-item>
              <text:p text:style-name="P4">pas sur place</text:p>
            </text:list-item>
            <text:list-item>
              <text:p text:style-name="P3">bien marquer les temps paires</text:p>
            </text:list-item>
            <text:list-item>
              <text:p text:style-name="P3">s'habituer à se caler naturellement sur la musique</text:p>
            </text:list-item>
            <text:list-item>
              <text:p text:style-name="P3">gérer les moments non rythmés dans la musique</text:p>
            </text:list-item>
            <text:list-item>
              <text:p text:style-name="P3">demi-tour gauche</text:p>
            </text:list-item>
            <text:list-item>
              <text:p text:style-name="P3">demi-tour droit</text:p>
            </text:list-item>
          </text:list>
        </text:list-item>
        <text:list-item>
          <text:p text:style-name="P2">position</text:p>
          <text:list>
            <text:list-item>
              <text:p text:style-name="P2">s'habituer à rester sur les lignes</text:p>
            </text:list-item>
            <text:list-item>
              <text:p text:style-name="P2">position ouverte / fermée</text:p>
            </text:list-item>
            <text:list-item>
              <text:p text:style-name="P2">note personnelle : rester droit et buste ouvert</text:p>
            </text:list-item>
            <text:list-item>
              <text:p text:style-name="P2"/>
            </text:list-item>
          </text:list>
        </text:list-item>
        <text:list-item>
          <text:p text:style-name="P2"/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1-22T12:28:45</meta:creation-date>
    <dc:date>2014-01-23T10:04:55</dc:date>
    <dc:creator>yjfjyf jjku</dc:creator>
    <meta:editing-duration>PT1H40M18S</meta:editing-duration>
    <meta:editing-cycles>9</meta:editing-cycles>
    <meta:generator>OpenOffice/4.0.0$Unix OpenOffice.org_project/400m3$Build-9702</meta:generator>
    <meta:document-statistic meta:table-count="0" meta:image-count="0" meta:object-count="0" meta:page-count="1" meta:paragraph-count="12" meta:word-count="65" meta:character-count="328"/>
  </office:meta>
</office:document-meta>
</file>